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draw:marker-start-width="0.5cm" draw:marker-end="Arrow" draw:marker-end-width="0.8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="Arrow" draw:marker-end-width="0.6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draw:marker-start="Arrow" draw:marker-start-width="0.65cm" draw:marker-end="Arrow" draw:marker-end-width="0.6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.839cm" svg:height="1.83cm" svg:x="12.1cm" svg:y="1.7cm">
          <draw:text-box>
            <text:p><text:span text:style-name="T1">Архитектура системы</text:span></text:p>
          </draw:text-box>
        </draw:frame>
        <draw:custom-shape draw:style-name="gr2" draw:text-style-name="P2" draw:layer="layout" svg:width="38cm" svg:height="8.1cm" svg:x="2.2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8.1cm" svg:height="6.5cm" svg:x="2.1cm" svg:y="13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6.463cm" svg:height="1.047cm" svg:x="33.537cm" svg:y="4.6cm">
          <draw:text-box>
            <text:p><text:span text:style-name="T2">Клиент (браузер)</text:span></text:p>
          </draw:text-box>
        </draw:frame>
        <draw:frame draw:style-name="gr4" draw:text-style-name="P3" draw:layer="layout" svg:width="15.708cm" svg:height="1.047cm" svg:x="24.5cm" svg:y="13.053cm">
          <draw:text-box>
            <text:p><text:span text:style-name="T2">Сервер (узел децентрализованной сети #1)</text:span></text:p>
          </draw:text-box>
        </draw:frame>
        <draw:custom-shape draw:style-name="gr5" draw:text-style-name="P2" draw:layer="layout" svg:width="10.6cm" svg:height="3.1cm" svg:x="2.8cm" svg:y="5.8cm">
          <text:p text:style-name="P2">Статические html страницы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cm" svg:height="3.7cm" svg:x="3.3cm" svg:y="14.5cm">
          <text:p text:style-name="P2">Ститический Web сервер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2cm" svg:y1="14.4cm" svg:x2="7cm" svg:y2="8.9cm">
          <text:p/>
        </draw:line>
        <draw:line draw:style-name="gr7" draw:text-style-name="P2" draw:layer="layout" svg:x1="5.7cm" svg:y1="9cm" svg:x2="5.9cm" svg:y2="14.4cm">
          <text:p/>
        </draw:line>
        <draw:custom-shape draw:style-name="gr5" draw:text-style-name="P2" draw:layer="layout" svg:width="10.3cm" svg:height="3.1cm" svg:x="17.6cm" svg:y="5.8cm">
          <text:p text:style-name="P2">Динамические данные (JSON)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3.378cm" svg:y1="7.332cm" svg:x2="17.579cm" svg:y2="7.361cm">
          <text:p/>
        </draw:line>
        <draw:line draw:style-name="gr7" draw:text-style-name="P2" draw:layer="layout" svg:x1="17.5cm" svg:y1="8cm" svg:x2="13.5cm" svg:y2="8cm">
          <text:p/>
        </draw:line>
        <draw:frame draw:style-name="gr1" draw:text-style-name="P3" draw:layer="layout" svg:width="2.39cm" svg:height="1.047cm" svg:x="14.21cm" svg:y="5.853cm">
          <draw:text-box>
            <text:p><text:span text:style-name="T2">AJAX</text:span></text:p>
          </draw:text-box>
        </draw:frame>
        <draw:custom-shape draw:style-name="gr5" draw:text-style-name="P2" draw:layer="layout" svg:width="10cm" svg:height="2.1cm" svg:x="15.9cm" svg:y="15.2cm">
          <text:p text:style-name="P2">Динамический Web сервер</text:p>
          <text:p text:style-name="P2">(Node.js/io.js)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0.7cm" svg:y1="8.9cm" svg:x2="20.3cm" svg:y2="14.2cm">
          <text:p/>
        </draw:line>
        <draw:line draw:style-name="gr7" draw:text-style-name="P2" draw:layer="layout" svg:x1="21.5cm" svg:y1="14.2cm" svg:x2="21.8cm" svg:y2="9cm">
          <text:p/>
        </draw:line>
        <draw:frame draw:style-name="gr1" draw:layer="layout" svg:width="2.229cm" svg:height="3.806cm" svg:x="7.371cm" svg:y="8.994cm">
          <draw:text-box>
            <text:p>HTML</text:p>
            <text:p>CSS</text:p>
            <text:p>JS</text:p>
            <text:p>Img</text:p>
            <text:p>Fonts</text:p>
          </draw:text-box>
        </draw:frame>
        <draw:frame draw:style-name="gr1" draw:text-style-name="P3" draw:layer="layout" svg:width="2.428cm" svg:height="1.047cm" svg:x="24.272cm" svg:y="10.153cm">
          <draw:text-box>
            <text:p><text:span text:style-name="T2">JSON</text:span></text:p>
          </draw:text-box>
        </draw:frame>
        <draw:custom-shape draw:style-name="gr5" draw:text-style-name="P2" draw:layer="layout" svg:width="9.6cm" svg:height="3.1cm" svg:x="27.8cm" svg:y="14.6cm">
          <text:p text:style-name="P2">База Данных</text:p>
          <text:p text:style-name="P2">(MongoDB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26cm" svg:y1="15.5cm" svg:x2="27.7cm" svg:y2="15.5cm">
          <text:p/>
        </draw:line>
        <draw:line draw:style-name="gr7" draw:text-style-name="P2" draw:layer="layout" svg:x1="27.7cm" svg:y1="16.2cm" svg:x2="26cm" svg:y2="16.2cm">
          <text:p/>
        </draw:line>
        <draw:custom-shape draw:style-name="gr5" draw:text-style-name="P2" draw:layer="layout" svg:width="9.9cm" svg:height="4.9cm" svg:x="2.1cm" svg:y="22.7cm">
          <text:p text:style-name="P2">Узел #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5cm" svg:height="4.8cm" svg:x="15.9cm" svg:y="22.7cm">
          <text:p text:style-name="P2">Узел #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4cm" svg:height="4.7cm" svg:x="29.7cm" svg:y="22.7cm">
          <text:p text:style-name="P2">Узел #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cm" svg:height="0.9cm" svg:x="15.9cm" svg:y="1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cm" svg:height="1cm" svg:x="15.9cm" svg:y="17.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2cm" svg:y1="22.7cm" svg:x2="18.1cm" svg:y2="18.4cm">
          <text:p/>
        </draw:line>
        <draw:line draw:style-name="gr10" draw:text-style-name="P2" draw:layer="layout" svg:x1="21.2cm" svg:y1="18.4cm" svg:x2="21.2cm" svg:y2="22.6cm">
          <text:p/>
        </draw:line>
        <draw:line draw:style-name="gr10" draw:text-style-name="P2" draw:layer="layout" svg:x1="24.1cm" svg:y1="18.4cm" svg:x2="33.9cm" svg:y2="22.7cm">
          <text:p/>
        </draw:line>
        <draw:frame draw:style-name="gr11" draw:text-style-name="P4" draw:layer="layout" svg:width="5.468cm" svg:height="0.962cm" svg:x="15.9cm" svg:y="14.238cm">
          <draw:text-box>
            <text:p><text:span text:style-name="T3">API внутренний</text:span></text:p>
          </draw:text-box>
        </draw:frame>
        <draw:frame draw:style-name="gr1" draw:text-style-name="P4" draw:layer="layout" svg:width="4.558cm" svg:height="0.962cm" svg:x="15.942cm" svg:y="17.338cm">
          <draw:text-box>
            <text:p><text:span text:style-name="T3">API внешний</text:span></text:p>
          </draw:text-box>
        </draw:frame>
        <draw:line draw:style-name="gr10" draw:text-style-name="P2" draw:layer="layout" svg:x1="12cm" svg:y1="25.1cm" svg:x2="15.7cm" svg:y2="25.1cm">
          <text:p/>
        </draw:line>
        <draw:line draw:style-name="gr10" draw:text-style-name="P2" draw:layer="layout" svg:x1="26.4cm" svg:y1="24.9cm" svg:x2="29.6cm" svg:y2="2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f1983  </meta:initial-creator>
    <meta:creation-date>2015-05-07T14:34:14.419162464</meta:creation-date>
    <dc:date>2015-05-07T14:57:30.474397154</dc:date>
    <dc:creator>prof1983  </dc:creator>
    <meta:editing-duration>PT8M</meta:editing-duration>
    <meta:editing-cycles>1</meta:editing-cycles>
    <meta:document-statistic meta:object-count="33"/>
    <meta:generator>LibreOffice/4.2.8.2$Linux_X86_64 LibreOffice_project/420m0$Build-2</meta:generator>
  </office:meta>
</office:document-meta>
</file>